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style:font-name-complex="Arial"/>
    </style:style>
    <style:style style:name="P2" style:family="paragraph" style:parent-style-name="Standard">
      <style:paragraph-properties fo:line-height="150%"/>
      <style:text-properties style:font-name="Arial" fo:font-size="11pt" style:font-size-asian="11pt" style:font-name-complex="Arial"/>
    </style:style>
    <style:style style:name="P3" style:family="paragraph" style:parent-style-name="Standard" style:list-style-name="WW8Num1">
      <style:paragraph-properties fo:margin-left="1.27cm" fo:margin-right="0cm" fo:line-height="150%" fo:text-indent="-0.635cm" style:auto-text-indent="false"/>
      <style:text-properties style:font-name="Arial" style:font-name-complex="Arial"/>
    </style:style>
    <style:style style:name="P4" style:family="paragraph" style:parent-style-name="Heading_20_1" style:master-page-name="Standard">
      <style:paragraph-properties style:page-number="auto" fo:padding-left="0.141cm" fo:padding-right="0.141cm" fo:padding-top="0.035cm" fo:padding-bottom="0.035cm" fo:border="0.018cm solid #000000"/>
    </style:style>
    <style:style style:name="P5" style:family="paragraph" style:parent-style-name="Heading_20_2">
      <style:paragraph-properties fo:line-height="150%"/>
    </style:style>
    <style:style style:name="T1" style:family="text">
      <style:text-properties style:font-name="Arial" fo:font-weight="bold" style:font-weight-asian="bold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FORMATICA III – LENGUAJE JAVA</text:h>
      <text:p text:style-name="P1"/>
      <text:p text:style-name="P1">Modifique la actividad obligatoria Nº 1 referida a la concesionaria Automax SRL.</text:p>
      <text:p text:style-name="P1">Ahora deberá implementar todos los archivos de datos como tablas de una base de datos.</text:p>
      <text:p text:style-name="P1">Elija la el tipo de base de datos que usted prefiera (puede ser Microsoft Access, Fox, Sql Server, DB2, o cualquier otra)</text:p>
      <text:p text:style-name="P1">Implemente un puente JDBC:ODBC para establecer la conexión con la base de datos y realice los mandatos necesarios para poder efectuar yodas las operaciones requeridas de consulta, inserción y modificación de datos que se habían solicitado para la primera actividad, <text:s/>pero empleando el lenguaje SQL</text:p>
      <text:p text:style-name="P1">Agregue además mandatos que permitan mostrar las consultas más comunes como:</text:p>
      <text:list xml:id="list1763744968" text:style-name="WW8Num1">
        <text:list-item>
          <text:p text:style-name="P3">Listado de vehículos en stock ordenados por precio, marca, etc</text:p>
        </text:list-item>
        <text:list-item>
          <text:p text:style-name="P3">Selección de un vehículo en particular mediante precio, marca, tipo, etc.</text:p>
        </text:list-item>
        <text:list-item>
          <text:p text:style-name="P3">Modificación de precios de un grupo de vehículos según algun parámetro en particular</text:p>
        </text:list-item>
      </text:list>
      <text:p text:style-name="P1"/>
      <text:p text:style-name="P1">Cualquier otro que usted considere necesario para un funcionamiento adecuado de la aplicación.</text:p>
      <text:p text:style-name="P1"/>
      <text:h text:style-name="P5" text:outline-level="2">Use control de excepciones ante posibles errores</text:h>
      <text:p text:style-name="P2">Agregue la posibilidad de crear tablas para el manejo de Clientes, vehículos vendidos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justify" style:justify-single-word="false"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CTIVIDAD OBLIGATORIA Nº2:</dc:title>
    <meta:initial-creator>CARLOMAGNO</meta:initial-creator>
    <meta:creation-date>2010-04-12T18:23:00</meta:creation-date>
    <dc:date>2010-05-27T22:40:44</dc:date>
    <meta:print-date>2010-04-12T18:13:00</meta:print-date>
    <meta:editing-cycles>2</meta:editing-cycles>
    <meta:editing-duration>PT00H04M00S</meta:editing-duration>
    <meta:document-statistic meta:table-count="0" meta:image-count="0" meta:object-count="0" meta:page-count="1" meta:paragraph-count="12" meta:word-count="181" meta:character-count="1146"/>
    <meta:generator>OpenOffice.org/3.0$Unix OpenOffice.org_project/300m15$Build-9379</meta:generator>
  </office:meta>
</office:document-meta>
</file>